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text-transform="uppercase"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line-height="200%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line-height="200%" fo:text-align="center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margin-left="3.0626in" fo:margin-right="0in" style:line-height-at-least="0.0693in" fo:text-indent="0in" style:auto-text-indent="false"/>
      <style:text-properties style:font-name="Times New Roman" fo:font-size="12pt" style:font-size-asian="12pt" style:font-size-complex="12pt"/>
    </style:style>
    <style:style style:name="P7" style:family="paragraph" style:parent-style-name="Standard" style:master-page-name="Standard">
      <style:paragraph-properties fo:line-height="150%" fo:text-align="center" style:justify-single-word="false" style:page-number="auto" fo:break-before="page"/>
      <style:text-properties fo:text-transform="uppercase" style:font-name="Times New Roman" fo:font-size="12pt" fo:font-weight="bold" style:font-size-asian="12pt" style:font-weight-asian="bold" style:font-size-complex="12pt" style:font-weight-complex="bold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ANK RESOLUTION </text:p>
      <text:p text:style-name="P1">OF</text:p>
      <text:p text:style-name="P1">[onshow.company_name]</text:p>
      <text:p text:style-name="P3"><text:bookmark-start text:name="CompanyName3"/>A Wyoming Nonprofit Corporation (hereafter “Corporation”)<text:bookmark-end text:name="CompanyName3"/></text:p>
      <text:p text:style-name="P3"/>
      <text:p text:style-name="P2">I, Rose Garcia, the undersigned, being the original incorporator of the Corporation, having met and discussed the business herein set forth, have unanimously:</text:p>
      <text:p text:style-name="P2"/>
      <text:p text:style-name="P2">RESOLVED, that <text:bookmark text:name="Manager"/>[onshow.director1], be and are hereby authorized to open a bank account in the name of this Corporation for the deposit and withdrawal of funds belonging to the Corporation.</text:p>
      <text:p text:style-name="P2"/>
      <text:p text:style-name="P4">Adopted and resolved by the Director of the Corporation this <text:date style:data-style-name="N76" text:date-value="2013-08-14T16:03:47.52">August 14, 2013</text:date>.</text:p>
      <text:p text:style-name="P5"/>
      <text:p text:style-name="P6">________________________________________<text:line-break/>Rose Garcia, Assistant Secreta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ith Vogt</meta:initial-creator>
    <meta:creation-date>2010-11-07T15:48:56.65</meta:creation-date>
    <dc:date>2013-08-14T16:03:47.50</dc:date>
    <meta:editing-duration>PT45M30S</meta:editing-duration>
    <meta:editing-cycles>4</meta:editing-cycles>
    <meta:generator>OpenOffice.org/3.4.1$Win32 OpenOffice.org_project/341m1$Build-9593</meta:generator>
    <meta:document-statistic meta:table-count="0" meta:image-count="0" meta:object-count="0" meta:page-count="1" meta:paragraph-count="8" meta:word-count="81" meta:character-count="592"/>
  </office:meta>
</office:document-meta>
</file>